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75cm" fo:min-width="3.75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75cm" fo:min-width="2.75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 fo:min-height="4.5cm" fo:min-width="3.75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25cm" svg:height="1.5cm" svg:x="5cm" svg:y="2.25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5cm" svg:height="5cm" svg:x="11.5cm" svg:y="2.25cm">
          <text:p text:style-name="P1">Subject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25cm" svg:height="1cm" svg:x="12cm" svg:y="3.25cm">
          <text:p text:style-name="P1">ini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25cm" svg:y1="3cm" svg:x2="12cm" svg:y2="3.75cm" draw:start-shape="id1" draw:start-glue-point="1" draw:end-shape="id2" svg:d="M9250 3000l2750 750" svg:viewBox="0 0 2751 751">
          <text:p/>
        </draw:connector>
        <draw:custom-shape draw:style-name="gr3" draw:text-style-name="P2" xml:id="id3" draw:id="id3" draw:layer="layout" svg:width="3.25cm" svg:height="1cm" svg:x="12cm" svg:y="4.5cm">
          <text:p text:style-name="P1">Method 1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4.25cm" svg:height="4.75cm" svg:x="5cm" svg:y="7.75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5cm" svg:height="4.75cm" svg:x="11.5cm" svg:y="7.75cm">
          <text:p text:style-name="P1">Subject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3.25cm" svg:height="1cm" svg:x="12cm" svg:y="10cm">
          <text:p text:style-name="P1">Method 1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.25cm" svg:height="1cm" svg:x="5.5cm" svg:y="8.75cm">
          <text:p text:style-name="P1">Listener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25cm" svg:height="1cm" svg:x="12cm" svg:y="5.75cm">
          <text:p text:style-name="P1">Method 2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9.25cm" svg:y1="3cm" svg:x2="12cm" svg:y2="5cm" draw:start-shape="id1" draw:start-glue-point="1" draw:end-shape="id3" draw:end-glue-point="3" svg:d="M9250 3000l2750 2000" svg:viewBox="0 0 2751 2001">
          <text:p/>
        </draw:connector>
        <draw:connector draw:style-name="gr7" draw:text-style-name="P3" draw:layer="layout" draw:type="line" svg:x1="9.25cm" svg:y1="3cm" svg:x2="12cm" svg:y2="6.25cm" draw:start-shape="id1" draw:start-glue-point="1" draw:end-shape="id4" draw:end-glue-point="3" svg:d="M9250 3000l2750 3250" svg:viewBox="0 0 2751 3251">
          <text:p/>
        </draw:connector>
        <draw:custom-shape draw:style-name="gr3" draw:text-style-name="P2" xml:id="id6" draw:id="id6" draw:layer="layout" svg:width="3.25cm" svg:height="1cm" svg:x="12cm" svg:y="8.75cm">
          <text:p text:style-name="P1">init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.25cm" svg:y1="10.125cm" svg:x2="12cm" svg:y2="9.25cm" draw:start-shape="id5" draw:start-glue-point="1" draw:end-shape="id6" draw:end-glue-point="3" svg:d="M9250 10125l2750-875" svg:viewBox="0 0 2751 876">
          <text:p/>
        </draw:connector>
        <draw:connector draw:style-name="gr9" draw:text-style-name="P3" draw:layer="layout" draw:type="line" svg:x1="12cm" svg:y1="10.5cm" svg:x2="8.75cm" svg:y2="9.25cm" draw:start-shape="id7" draw:start-glue-point="3" draw:end-shape="id8" draw:end-glue-point="1" svg:d="M12000 10500l-3250-1250" svg:viewBox="0 0 3251 1251">
          <text:p/>
        </draw:connector>
        <draw:custom-shape draw:style-name="gr3" draw:text-style-name="P2" xml:id="id9" draw:id="id9" draw:layer="layout" svg:width="3.25cm" svg:height="1cm" svg:x="12cm" svg:y="11.25cm">
          <text:p text:style-name="P1">Method 2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9.25cm" svg:y1="10.125cm" svg:x2="12cm" svg:y2="11.75cm" draw:start-shape="id5" draw:start-glue-point="1" draw:end-shape="id9" draw:end-glue-point="3" svg:d="M9250 10125l2750 1625" svg:viewBox="0 0 2751 16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H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5:43:55.253786920</meta:creation-date>
    <dc:date>2022-11-07T15:51:41.651052642</dc:date>
    <meta:editing-duration>PT7M45S</meta:editing-duration>
    <meta:editing-cycles>4</meta:editing-cycles>
    <meta:generator>LibreOffice/7.4.2.3$MacOSX_AARCH64 LibreOffice_project/382eef1f22670f7f4118c8c2dd222ec7ad009daf</meta:generator>
    <meta:document-statistic meta:object-count="17"/>
  </office:meta>
</office:document-meta>
</file>